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c9af4" officeooo:paragraph-rsid="000c9af4"/>
    </style:style>
    <style:style style:name="P2" style:family="paragraph" style:parent-style-name="Standard">
      <style:text-properties fo:font-size="60pt" officeooo:rsid="000b6d1d" officeooo:paragraph-rsid="000b6d1d" style:font-size-asian="60pt" style:font-size-complex="60pt"/>
    </style:style>
    <style:style style:name="P3" style:family="paragraph" style:parent-style-name="Standard">
      <style:text-properties fo:font-size="71pt" officeooo:rsid="000b6d1d" officeooo:paragraph-rsid="000b6d1d" style:font-size-asian="71pt" style:font-size-complex="71pt"/>
    </style:style>
    <style:style style:name="P4" style:family="paragraph" style:parent-style-name="Standard" style:list-style-name="L1">
      <style:text-properties fo:font-size="71pt" officeooo:rsid="000b6d1d" officeooo:paragraph-rsid="000b6d1d" style:font-size-asian="71pt" style:font-size-complex="71pt"/>
    </style:style>
    <style:style style:name="P5" style:family="paragraph" style:parent-style-name="Standard" style:list-style-name="L1">
      <style:text-properties fo:font-size="71pt" officeooo:rsid="000b6d1d" officeooo:paragraph-rsid="000d464d" style:font-size-asian="71pt" style:font-size-complex="71pt"/>
    </style:style>
    <style:style style:name="P6" style:family="paragraph" style:parent-style-name="Standard">
      <style:text-properties fo:font-size="71pt" officeooo:rsid="000b6d1d" officeooo:paragraph-rsid="000d464d" style:font-size-asian="71pt" style:font-size-complex="71pt"/>
    </style:style>
    <style:style style:name="P7" style:family="paragraph" style:parent-style-name="Standard" style:list-style-name="L2">
      <style:text-properties fo:font-size="72pt" officeooo:rsid="000b6d1d" officeooo:paragraph-rsid="000b6d1d" style:font-size-asian="72pt" style:font-size-complex="72pt"/>
    </style:style>
    <style:style style:name="P8" style:family="paragraph" style:parent-style-name="Standard">
      <style:text-properties fo:font-size="54pt" officeooo:rsid="000b6d1d" officeooo:paragraph-rsid="000b6d1d" style:font-size-asian="54pt" style:font-size-complex="5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55pt" style:font-size-asian="55pt" style:font-size-complex="55pt"/>
    </style:style>
    <style:style style:name="T7" style:family="text">
      <style:text-properties fo:font-size="53pt" style:font-size-asian="53pt" style:font-size-complex="53pt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m Sum Labs Wifi:</text:p>
      <text:list xml:id="list3409749679" text:style-name="L1">
        <text:list-item>
          <text:p text:style-name="P4">SSID: “dsl”</text:p>
        </text:list-item>
        <text:list-item>
          <text:p text:style-name="P4">Passphrase: “0xdeadbeef”</text:p>
        </text:list-item>
      </text:list>
      <text:p text:style-name="P8"/>
      <text:p text:style-name="P6">Dim Sum Labs Wifi:</text:p>
      <text:list xml:id="list144221724646403" text:continue-numbering="true" text:style-name="L1">
        <text:list-item>
          <text:p text:style-name="P5">SSID: “dsl”</text:p>
        </text:list-item>
        <text:list-item>
          <text:p text:style-name="P5">Passphrase: “0xdeadbeef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46cm" style:type="center"/>
          <style:tab-stop style:position="25.69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c9af4" officeooo:paragraph-rsid="000c9af4"/>
    </style:style>
    <style:style style:name="MT1" style:family="text"/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s://github.com/dimsumlabs/dsl-meta" text:style-name="Internet_20_link" text:visited-style-name="Visited_20_Internet_20_Link">https://github.com/dimsumlabs/dsl-meta</text:a> signs/wifi.odt</text:p>
      </style:header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wifi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20:54.617679342</meta:creation-date>
    <dc:date>2018-06-11T14:42:19.631208993</dc:date>
    <meta:editing-duration>PT9M10S</meta:editing-duration>
    <meta:editing-cycles>3</meta:editing-cycles>
    <meta:generator>LibreOffice/6.0.2.1.0$Linux_X86_64 LibreOffice_project/00m0$Build-1</meta:generator>
    <meta:document-statistic meta:table-count="0" meta:image-count="0" meta:object-count="0" meta:page-count="1" meta:paragraph-count="8" meta:word-count="24" meta:character-count="216" meta:non-whitespace-character-count="204"/>
  </office:meta>
</office:document-meta>
</file>